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xblphidbdfipobndsiovndzsbindsbvudsvddr</text:p>
      <text:p text:style-name="Standard">hdr</text:p>
      <text:p text:style-name="Standard">hdr</text:p>
      <text:p text:style-name="Standard">hdr</text:p>
      <text:p text:style-name="Standard">h</text:p>
      <text:p text:style-name="Standard">drh</text:p>
      <text:p text:style-name="Standard">drhdrh</text:p>
      <text:p text:style-name="Standard"/>
      <text:p text:style-name="Standard">Prova N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Bertolini</meta:initial-creator>
    <meta:creation-date>2020-01-30T11:55:56.90</meta:creation-date>
    <meta:document-statistic meta:table-count="0" meta:image-count="0" meta:object-count="0" meta:page-count="1" meta:paragraph-count="8" meta:word-count="9" meta:character-count="66"/>
    <dc:date>2020-01-30T11:56:27.55</dc:date>
    <dc:creator>Nicolas Bertolini</dc:creator>
    <meta:editing-duration>PT31S</meta:editing-duration>
    <meta:editing-cycles>1</meta:editing-cycles>
    <meta:generator>OpenOffice/4.1.6$Win32 OpenOffice.org_project/416m1$Build-9790</meta:generator>
  </office:meta>
</office:document-meta>
</file>